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8.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3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工作表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>
            <text:p>前置活动判定条件</text:p>
          </table:table-cell>
          <table:table-cell table:style-name="ce3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3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3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3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2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论文等信息样例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时间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路径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审核结果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人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时间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在活动中排序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顺序</text:p>
          </table:table-cell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2011／10／09</text:date>, <text:time>10:16:3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9T10:16:31</meta:creation-date>
    <meta:editing-duration>P0D</meta:editing-duration>
    <meta:editing-cycles>1</meta:editing-cycles>
    <meta:generator>OpenOffice.org/3.3$Linux OpenOffice.org_project/330m9$Build-9529</meta:generator>
    <meta:document-statistic meta:table-count="2" meta:cell-count="114" meta:object-count="0"/>
  </office:meta>
</office:document-meta>
</file>